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5.211cm" fo:min-width="1.278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8.898cm"/>
    </style:style>
    <style:style style:name="gr3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svg:stroke-color="#000000" draw:marker-start-width="0.509cm" draw:marker-end="Arrow" draw:marker-end-width="0.305cm" draw:fill="none" draw:fill-color="#999999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147cm" fo:min-width="0.3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cm" fo:min-width="0cm"/>
    </style:style>
    <style:style style:name="gr8" style:family="graphic" style:parent-style-name="objectwithoutfill">
      <style:graphic-properties draw:marker-end="Arrow" draw:marker-end-width="0.3cm" draw:fill="none" draw:fill-color="#999999" draw:textarea-vertical-align="middle"/>
    </style:style>
    <style:style style:name="gr9" style:family="graphic" style:parent-style-name="objectwithoutfill">
      <style:graphic-properties draw:fill="none" draw:fill-color="#999999" draw:textarea-vertical-align="middle"/>
    </style:style>
    <style:style style:name="gr10" style:family="graphic" style:parent-style-name="objectwithoutfill">
      <style:graphic-properties svg:stroke-color="#000000" draw:marker-start="Arrow" draw:marker-end="Arrow" draw:marker-end-width="0.203cm" draw:fill="none" draw:fill-color="#999999" draw:textarea-vertical-align="middle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999999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T1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78cm" svg:height="5.461cm" svg:x="11.811cm" svg:y="0.7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398cm" svg:height="1.397cm" svg:x="2.413cm" svg:y="2.5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127cm" svg:height="0.127cm" svg:x="4.699cm" svg:y="3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0.845cm" svg:height="0.87cm" svg:x="4.185cm" svg:y="2.613cm">
            <draw:text-box>
              <text:p text:style-name="P4"><text:span text:style-name="T1">A</text:span></text:p>
            </draw:text-box>
          </draw:frame>
          <draw:frame draw:style-name="gr4" draw:text-style-name="P5" draw:layer="layout" svg:width="0.845cm" svg:height="0.87cm" svg:x="2.092cm" svg:y="0.022cm">
            <draw:text-box>
              <text:p text:style-name="P4"><text:span text:style-name="T1">P</text:span></text:p>
            </draw:text-box>
          </draw:frame>
          <draw:line draw:style-name="gr5" draw:text-style-name="P6" draw:layer="layout" svg:x1="2.413cm" svg:y1="0.943cm" svg:x2="2.413cm" svg:y2="2.594cm">
            <text:p/>
          </draw:line>
          <draw:custom-shape draw:style-name="gr6" draw:text-style-name="P7" draw:layer="layout" svg:width="0.889cm" svg:height="1.397cm" svg:x="0.127cm" svg:y="2.56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0.786cm" svg:height="0.87cm" svg:x="0.176cm" svg:y="4.091cm">
            <draw:text-box>
              <text:p text:style-name="P4"><text:span text:style-name="T1">b</text:span></text:p>
            </draw:text-box>
          </draw:frame>
          <draw:frame draw:style-name="gr4" draw:text-style-name="P5" draw:layer="layout" svg:width="0.786cm" svg:height="0.87cm" svg:x="0.919cm" svg:y="2.821cm">
            <draw:text-box>
              <text:p text:style-name="P4"><text:span text:style-name="T1">h</text:span></text:p>
            </draw:text-box>
          </draw:frame>
          <draw:frame draw:style-name="gr4" draw:text-style-name="P5" draw:layer="layout" svg:width="0.752cm" svg:height="0.87cm" svg:x="3.186cm" svg:y="4.543cm">
            <draw:text-box>
              <text:p text:style-name="P4"><text:span text:style-name="T1">c</text:span></text:p>
            </draw:text-box>
          </draw:frame>
          <draw:frame draw:style-name="gr4" draw:text-style-name="P5" draw:layer="layout" svg:width="0.786cm" svg:height="0.87cm" svg:x="6.249cm" svg:y="4.855cm">
            <draw:text-box>
              <text:p text:style-name="P4"><text:span text:style-name="T1">d</text:span></text:p>
            </draw:text-box>
          </draw:frame>
          <draw:line draw:style-name="gr8" draw:text-style-name="P6" draw:layer="layout" svg:x1="6.658cm" svg:y1="2.53cm" svg:x2="6.658cm" svg:y2="3.527cm">
            <text:p/>
          </draw:line>
          <draw:line draw:style-name="gr8" draw:text-style-name="P6" draw:layer="layout" svg:x1="6.655cm" svg:y1="4.853cm" svg:x2="6.655cm" svg:y2="3.964cm">
            <text:p/>
          </draw:line>
          <draw:line draw:style-name="gr9" draw:text-style-name="P6" draw:layer="layout" svg:x1="5.08cm" svg:y1="3.504cm" svg:x2="6.858cm" svg:y2="3.504cm">
            <text:p/>
          </draw:line>
          <draw:line draw:style-name="gr9" draw:text-style-name="P6" draw:layer="layout" svg:x1="4.75cm" svg:y1="4.091cm" svg:x2="4.75cm" svg:y2="5.234cm">
            <text:p/>
          </draw:line>
          <draw:line draw:style-name="gr9" draw:text-style-name="P6" draw:layer="layout" svg:x1="2.398cm" svg:y1="4.092cm" svg:x2="2.398cm" svg:y2="5.235cm">
            <text:p/>
          </draw:line>
          <draw:line draw:style-name="gr10" draw:text-style-name="P6" draw:layer="layout" svg:x1="2.365cm" svg:y1="4.599cm" svg:x2="4.778cm" svg:y2="4.5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16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22:04:17.799384559</meta:creation-date>
    <dc:date>2017-03-08T22:17:46.543790706</dc:date>
    <meta:editing-duration>PT1M49S</meta:editing-duration>
    <meta:editing-cycles>2</meta:editing-cycles>
    <meta:generator>LibreOffice/5.3.0.3$Linux_X86_64 LibreOffice_project/30m0$Build-3</meta:generator>
    <meta:document-statistic meta:object-count="18"/>
  </office:meta>
</office:document-meta>
</file>